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office:value-type="float" office:value="1.03">
            <text:p>1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>
            <text:p>[[[[Darksoulsiii.exe+04490f50]+28]+3a0]+3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1?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[[[DarkSoulsiii.exe+4490f50]+28]+3a0]+9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Unicode</text:p>
          </table:table-cell>
          <table:table-cell office:value-type="string">
            <text:p>c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8</text:p>
          </table:table-cell>
          <table:table-cell office:value-type="string">
            <text:p>long</text:p>
          </table:table-cell>
          <table:table-cell office:value-type="string">
            <text:p>Current Sta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Unicode</text:p>
          </table:table-cell>
          <table:table-cell office:value-type="string">
            <text:p>name, in MSB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[[[[[Darksoulsiii.exe+04490f50]+28]+3a0]+30]+2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a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t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5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>
            <text:p>LB = 0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arch</text:p>
          </table:table-cell>
          <table:table-cell table:number-columns-repeated="1023"/>
        </table:table-row>
        <table:table-row table:style-name="ro1">
          <table:table-cell office:value-type="string">
            <text:p>01 01 00 01 01 </text:p>
          </table:table-cell>
          <table:table-cell table:number-columns-repeated="1023"/>
        </table:table-row>
        <table:table-row table:style-name="ro1">
          <table:table-cell office:value-type="string">
            <text:p>for lighting effects</text:p>
          </table:table-cell>
          <table:table-cell table:number-columns-repeated="1023"/>
        </table:table-row>
        <table:table-row table:style-name="ro1">
          <table:table-cell office:value-type="string">
            <text:p>around 7ff3xxxx</text:p>
          </table:table-cell>
          <table:table-cell table:number-columns-repeated="102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2016-04-14</text:date>, <text:time>17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9M32S</meta:editing-duration>
    <meta:editing-cycles>20</meta:editing-cycles>
    <meta:generator>OpenOffice/4.1.2$Win32 OpenOffice.org_project/412m3$Build-9782</meta:generator>
    <dc:date>2016-04-14T17:25:47.27</dc:date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